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0pt" style:font-size-asian="10pt" style:font-size-complex="10pt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style:font-name="DejaVu Sans" fo:font-size="10pt" style:font-size-asian="10pt" style:font-size-complex="10pt"/>
    </style:style>
    <style:style style:name="P4" style:family="paragraph" style:parent-style-name="Preformatted_20_Text">
      <style:paragraph-properties fo:margin-top="0cm" fo:margin-bottom="0cm" style:contextual-spacing="false" fo:line-height="100%"/>
      <style:text-properties style:font-name="DejaVu Sans" fo:font-size="10pt" officeooo:rsid="000509a5" officeooo:paragraph-rsid="0013b588" style:font-size-asian="10pt" style:font-size-complex="10pt"/>
    </style:style>
    <style:style style:name="P5" style:family="paragraph" style:parent-style-name="Preformatted_20_Text">
      <style:text-properties officeooo:rsid="000509a5" officeooo:paragraph-rsid="0013b588"/>
    </style:style>
    <style:style style:name="T1" style:family="text">
      <style:text-properties officeooo:rsid="0013b5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4</text:p>
      <text:p text:style-name="P5">Name:Alok Bhawankar</text:p>
      <text:p text:style-name="P5">Roll no.: 203143</text:p>
      <text:p text:style-name="P4">Div: A(A3)</text:p>
      <text:p text:style-name="P2"/>
      <text:p text:style-name="P2"><text:span text:style-name="T1">I</text:span>NPUT:</text:p>
      <text:p text:style-name="P2">section .data </text:p>
      <text:p text:style-name="P2">msg1 db "ENTER STRING:",10 ;ENTER STRING</text:p>
      <text:p text:style-name="P2">msg1len equ $-msg1 </text:p>
      <text:p text:style-name="P2">msg db "MENU:",10 ;MENU DRIVEN</text:p>
      <text:p text:style-name="P2">db "1.ENTER STRING:",10 </text:p>
      <text:p text:style-name="P2">db "2.STRING LENGTH",10 </text:p>
      <text:p text:style-name="P2">db "3.PALINDROME",10 </text:p>
      <text:p text:style-name="P2">db "4.EXIT",10 </text:p>
      <text:p text:style-name="P2">db "ENTER YOUR CHOICE:",4 </text:p>
      <text:p text:style-name="P2">msglen equ $-msg </text:p>
      <text:p text:style-name="P2">msg2 db "STRING IS:",10 </text:p>
      <text:p text:style-name="P2">msg2len equ $-msg2 </text:p>
      <text:p text:style-name="P2">msg3 db "LENGTH OF STRING IS:",10 </text:p>
      <text:p text:style-name="P2">msg3len equ $-msg3 </text:p>
      <text:p text:style-name="P2">msg4 db "STRING IS PALINDROME",10 </text:p>
      <text:p text:style-name="P2">msg4len equ $-msg4 </text:p>
      <text:p text:style-name="P2">msg5 db "STRING IS NOT A PALINDROME",10 </text:p>
      <text:p text:style-name="P2">msg5len equ $-msg5 </text:p>
      <text:p text:style-name="P2">msg6 db "ALL OPERATIONS ARE PERFORMED SUCCESSFULLY",10 </text:p>
      <text:p text:style-name="P2">msg6len equ $-msg6 </text:p>
      <text:p text:style-name="P2">newline db 10 ;FOR NEWLINE</text:p>
      <text:p text:style-name="P2">section .bss </text:p>
      <text:p text:style-name="P2">str1 resb 20 </text:p>
      <text:p text:style-name="P2">str1len resb 10 </text:p>
      <text:p text:style-name="P2">choice resb 3 </text:p>
      <text:p text:style-name="P2">cnt resb 1 </text:p>
      <text:p text:style-name="P2">section .text </text:p>
      <text:p text:style-name="P2">global _start </text:p>
      <text:p text:style-name="P2">_start: </text:p>
      <text:p text:style-name="P2">%macro rw 4 ;USING MACRO</text:p>
      <text:p text:style-name="P2">mov rdi,%2 ;system call number for sys_read or sys_write </text:p>
      <text:p text:style-name="P2">mov rsi,%3 file descriptor (stdout) </text:p>
      <text:p text:style-name="P2">mov rdx,%4 ;message </text:p>
      <text:p text:style-name="P2">syscall ;message length </text:p>
      <text:p text:style-name="P2">%endmacro ;call kernel</text:p>
      <text:p text:style-name="P2"/>
      <text:p text:style-name="P2">rw 1,1,msg,msglen ;DISPLAYING MENU TO USER</text:p>
      <text:p text:style-name="P2">rw 0,0,choice,3 ;ASKING FOR CHOICE</text:p>
      <text:p text:style-name="P2">cmp byte[choice],31H </text:p>
      <text:p text:style-name="P2">je l1 </text:p>
      <text:p text:style-name="P2">cmp byte[choice],32H </text:p>
      <text:p text:style-name="P2">je len </text:p>
      <text:p text:style-name="P2">cmp byte[choice],33H </text:p>
      <text:p text:style-name="P2">je pal </text:p>
      <text:p text:style-name="P2">cmp byte[choice],34H </text:p>
      <text:p text:style-name="P2">je exit </text:p>
      <text:p text:style-name="P2">l1: ;CHOICE 1-FUNCTION FOR TAKING AND ENTERING STRING</text:p>
      <text:p text:style-name="P2">rw 1,1,msg1,msg1len </text:p>
      <text:p text:style-name="P2">rw 0,0,str1,10 </text:p>
      <text:p text:style-name="P2">dec rax </text:p>
      <text:p text:style-name="P2">mov byte[str1len],al </text:p>
      <text:p text:style-name="P2">mov byte[cnt],al </text:p>
      <text:p text:style-name="P2">rw 1,1,msg2,msg2len </text:p>
      <text:p text:style-name="P2">rw 1,1,str1,[cnt] </text:p>
      <text:p text:style-name="P2">rw 1,1,newline,1 </text:p>
      <text:p text:style-name="P2">jmp _start </text:p>
      <text:p text:style-name="P2"><text:soft-page-break/>len: ;CHOICE 2-FUNCTION FOR LENGTH</text:p>
      <text:p text:style-name="P2">rw 1,1,msg3,msg3len </text:p>
      <text:p text:style-name="P2">add byte[str1len],30H </text:p>
      <text:p text:style-name="P2">rw 1,1,str1len,10 </text:p>
      <text:p text:style-name="P2">rw 1,1,newline,1 </text:p>
      <text:p text:style-name="P2">jmp _start </text:p>
      <text:p text:style-name="P2">pal: ;CHOICE 3-CHECKING PALINDROME</text:p>
      <text:p text:style-name="P2">mov rsi,str1 </text:p>
      <text:p text:style-name="P2">mov rdi,str1 </text:p>
      <text:p text:style-name="P2">mov cx,[cnt] </text:p>
      <text:p text:style-name="P2">lpal1: </text:p>
      <text:p text:style-name="P2">inc rdi </text:p>
      <text:p text:style-name="P2">dec cx </text:p>
      <text:p text:style-name="P2">jnz lpal1 </text:p>
      <text:p text:style-name="P2">dec rdi </text:p>
      <text:p text:style-name="P2">lpal2: </text:p>
      <text:p text:style-name="P2">mov al,[rsi] </text:p>
      <text:p text:style-name="P2">cmp al,[rdi] </text:p>
      <text:p text:style-name="P2">je lpal3 </text:p>
      <text:p text:style-name="P2">rw 1,1,msg5,msg5len </text:p>
      <text:p text:style-name="P2">rw 1,1,newline,1 </text:p>
      <text:p text:style-name="P2">jmp _start </text:p>
      <text:p text:style-name="P2">lpal3: </text:p>
      <text:p text:style-name="P2">inc rsi </text:p>
      <text:p text:style-name="P2">dec rdi </text:p>
      <text:p text:style-name="P2">dec byte[cnt] </text:p>
      <text:p text:style-name="P2">jnz lpal2 </text:p>
      <text:p text:style-name="P2">rw 1,1,msg4,msg4len </text:p>
      <text:p text:style-name="P2">rw 1,1,newline,1 </text:p>
      <text:p text:style-name="P2">jmp _start </text:p>
      <text:p text:style-name="P2">exit: ;CHOICE 4 -EXIT</text:p>
      <text:p text:style-name="P2">rw 1,1,msg6,msg6len </text:p>
      <text:p text:style-name="P2">mov rax,60 </text:p>
      <text:p text:style-name="P2">mov rdi,0 </text:p>
      <text:p text:style-name="P2">syscall</text:p>
      <text:p text:style-name="P2"/>
      <text:p text:style-name="P2"/>
      <text:p text:style-name="P2"/>
      <text:p text:style-name="P2"/>
      <text:p text:style-name="P2"/>
      <text:p text:style-name="P2">OUTPU<text:span text:style-name="T1">T:</text:span></text:p>
      <text:p text:style-name="P2"/>
      <text:p text:style-name="P2">c04l1005@c04l1005:~$ nasm -f elf64 s3.asm </text:p>
      <text:p text:style-name="P2">c04l1005@c04l1005:~$ ld -o s3 s3.o </text:p>
      <text:p text:style-name="P2">c04l1005@c04l1005:~$ ./s3 </text:p>
      <text:p text:style-name="P2">MENU: </text:p>
      <text:p text:style-name="P2">1.ENTER STRING: </text:p>
      <text:p text:style-name="P2">2.STRING LENGTH </text:p>
      <text:p text:style-name="P2">3.PALINDROME </text:p>
      <text:p text:style-name="P2">4.EXIT </text:p>
      <text:p text:style-name="P2">ENTER YOUR CHOICE:#1 </text:p>
      <text:p text:style-name="P2">ENTER STRING: </text:p>
      <text:p text:style-name="P2">level </text:p>
      <text:p text:style-name="P2">STRING IS: </text:p>
      <text:p text:style-name="P2">level </text:p>
      <text:p text:style-name="P2">MENU: </text:p>
      <text:p text:style-name="P2">1.ENTER STRING: </text:p>
      <text:p text:style-name="P2">2.STRING LENGTH </text:p>
      <text:p text:style-name="P2">3.PALINDROME </text:p>
      <text:p text:style-name="P2">4.EXIT </text:p>
      <text:p text:style-name="P2">ENTER YOUR CHOICE:#2 </text:p>
      <text:p text:style-name="P2">LENGTH OF STRING IS: </text:p>
      <text:p text:style-name="P2"><text:soft-page-break/>5 </text:p>
      <text:p text:style-name="P2">MENU: </text:p>
      <text:p text:style-name="P2">1.ENTER STRING: </text:p>
      <text:p text:style-name="P2">2.STRING LENGTH </text:p>
      <text:p text:style-name="P2">3.PALINDROME </text:p>
      <text:p text:style-name="P2">4.EXIT </text:p>
      <text:p text:style-name="P2">ENTER YOUR CHOICE:#3 </text:p>
      <text:p text:style-name="P2">STRING IS PALINDROME </text:p>
      <text:p text:style-name="P2">MENU: </text:p>
      <text:p text:style-name="P2">1.ENTER STRING: </text:p>
      <text:p text:style-name="P2">2.STRING LENGTH </text:p>
      <text:p text:style-name="P2">3.PALINDROME </text:p>
      <text:p text:style-name="P2">4.EXIT </text:p>
      <text:p text:style-name="P2">ENTER YOUR CHOICE:#4 </text:p>
      <text:p text:style-name="P2">ALL OPERATIONS ARE PERFORMED SUCCESSFULLY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10:02:55.867408809</meta:creation-date>
    <dc:date>2019-01-24T11:43:16.536115457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3" meta:paragraph-count="131" meta:word-count="337" meta:character-count="2313" meta:non-whitespace-character-count="1994"/>
  </office:meta>
</office:document-meta>
</file>